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DejaVu Sans Mono"/>
    </style:style>
    <style:style style:name="P2" style:family="paragraph" style:parent-style-name="Our_20_code">
      <style:text-properties fo:font-weight="bold" style:font-weight-asian="bold" style:font-weight-complex="bold"/>
    </style:style>
    <style:style style:name="P3" style:family="paragraph" style:parent-style-name="Heading_20_1">
      <style:text-properties style:font-name="Times New Roman" fo:language="ru" fo:country="RU"/>
    </style:style>
    <style:style style:name="T1" style:family="text">
      <style:text-properties fo:language="en" fo:country="US"/>
    </style:style>
    <style:style style:name="T2" style:family="text">
      <style:text-properties style:font-name="DejaVu Sans Mono"/>
    </style:style>
    <style:style style:name="T3" style:family="text">
      <style:text-properties style:font-name-asian="DejaVu Sans Mono" style:font-name-complex="DejaVu Sans Mon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3" text:outline-level="1">Описание процесса сборки расчетного модуля для <text:span text:style-name="T1">QNX 6 </text:span>и <text:span text:style-name="T1">QNX 4</text:span></text:h>
          </table:table-cell>
        </table:table-row>
        <table:table-row table:style-name="Table1.2">
          <table:table-cell table:style-name="Table1.A2" office:value-type="string">
            <text:p text:style-name="Text_20_body">Сборка по схеме расчётного модуля производится по следующему алгоритму:</text:p>
            <text:p text:style-name="Text_20_body">А) Генератор кода ПК «МВТУ-4» по открытой схеме в указанной в настройках папке создаёт следующие файлы:</text:p>
            <text:p text:style-name="Text_20_body"><text:span text:style-name="T2">&lt;имя программы&gt;.h</text:span> – файл в котором декларируются привязки переменных к нужным структурам внутри расчётного модуля.</text:p>
            <text:p text:style-name="Text_20_body"><text:span text:style-name="T2">&lt;имя программы&gt;.inc</text:span> – файл исходного текста программы, сгенерированной по схеме – главная вычислительная секция.</text:p>
            <text:p text:style-name="Text_20_body"><text:span text:style-name="T2">&lt;имя программы&gt;_init.inc</text:span> – файл исходного текста программы, сгенерированной по схеме – секция инициализации начальных состояний переменных и констант.</text:p>
            <text:p text:style-name="Text_20_body"><text:span text:style-name="T2">&lt;имя программы&gt;_state.inc</text:span> – файл исходного текста программы, сгенерированной по схеме – секция запоминания состояний (выполняется всегда строго после главной секции).</text:p>
            <text:p text:style-name="Text_20_body">Имя программы – это заданное в параметрах расчёта исходной схемы имя алгоритма (расчётного модуля).</text:p>
            <text:p text:style-name="Text_20_body">Б) Генератор кода ПК «МВТУ-4» запускает скрипт автоматической сборки (имя скрипта может быть изменено в настройках окна «Инструменты автоматики» – см. Руководство пользователя). Данный скрипт находится в папке выбранного в настройках генератора кода шаблона кода и по умолчанию называется <text:span text:style-name="T2">compile.bat</text:span>. Данному скрипту сообщаются следующие параметры: директория, куда были размещены сгенерированные генератором кода файлы (*.inc и *.h), адрес сборочного сервера, пароль и логин для сборочного сервера. Данный скрипт производит копирование сгенерированных генератором кода файлов в директорию с исходным текстом расчётного модуля (<text:span text:style-name="T2">&lt;директория шаблона кода&gt;\calc</text:span>). Файлы копируются под фиксированными именами:</text:p>
            <text:p text:style-name="Our_20_code">&lt;имя программы&gt;.h <text:span text:style-name="T3">→</text:span> prog.h</text:p>
            <text:p text:style-name="Our_20_code">&lt;имя программы&gt;.inc <text:span text:style-name="T3">→</text:span> prog.inc</text:p>
            <text:p text:style-name="Our_20_code">&lt;имя программы&gt;_init.inc <text:span text:style-name="T3">→</text:span> init.inc</text:p>
            <text:p text:style-name="Our_20_code">&lt;имя программы&gt;_state.inc <text:span text:style-name="T3">→</text:span> state.in<text:span text:style-name="T1">c</text:span></text:p>
            <text:p text:style-name="Text_20_body">Далее данный скрипт запускает процедуру автоматической сборки из исходного кода исполняемого файла расчётного модуля. В разработанных шаблонах кода скрипт сборки исполняемого модуля называется <text:span text:style-name="T2">build.bat</text:span>. Ниже приведён текст скрипта сборки <text:span text:style-name="T2">compile.bat</text:span> и скрипта компиляции <text:span text:style-name="T2">build.bat</text:span> применительно к QNX 6. Для ОС QNX 4 отличается только скрипт <text:span text:style-name="T2">build.bat</text:span>. </text:p>
            <text:p text:style-name="P1">compile.bat:</text:p>
            <text:p text:style-name="Our_20_code">REM Скрипт сборки расчётного модуля</text:p>
            <text:p text:style-name="Our_20_code">REM формат команды compile.bat &lt;путь к исходникам\имя модуля&gt;</text:p>
            <text:p text:style-name="Our_20_code">REM Копируем файлы исходного текста из заданной директории</text:p>
            <text:p text:style-name="Our_20_code">call clear.bat</text:p>
            <text:p text:style-name="Our_20_code">del /q %1</text:p>
            <text:p text:style-name="Our_20_code">copy "%~1.inc" /B calc\prog.inc /B</text:p>
            <text:p text:style-name="Our_20_code">copy "%~1.h" /B calc\prog.h /B</text:p>
            <text:p text:style-name="Our_20_code">copy "%~1_init.inc" /B calc\init.inc /B</text:p>
            <text:p text:style-name="Our_20_code">copy "%~1_state.inc" /B calc\state.inc /B</text:p>
            <text:p text:style-name="Our_20_code">REM Компилируем DLL и пишем результат компиляции в отчёт</text:p>
            <text:p text:style-name="Our_20_code">call build.bat 2&gt;"%~1.log"</text:p>
            <text:p text:style-name="Our_20_code">REM Копируем результат сборки обратно</text:p>
            <text:p text:style-name="Our_20_code">copy calc\x86\o\calc /B %1 /B</text:p>
            <text:p text:style-name="Text_20_body"><text:span text:style-name="T2">build.bat</text:span> для QNX6 – сборка производится кросс-компилятором на рабочем месте пользователя:</text:p>
            <text:p text:style-name="Our_20_code">REM Пакетная сборка расчётного модуля для QNX</text:p>
            <text:p text:style-name="Our_20_code">REM Тут указываем пути к компилятору и вспомогательным программам</text:p>
            <text:p text:style-name="Our_20_code">set path=%path%;"%QNX_HOST%\usr\bin\"</text:p>
            <text:p text:style-name="Our_20_code">REM Собственно компиляция - для 6.4 под x86</text:p>
            <text:p text:style-name="Our_20_code">i386-pc-nto-qnx6.4.0-gcc.exe -o calc\x86\o\calc calc\calcmain.c -fpack-struct=1 "-I%QNX_TARGET%\usr\include" -IDispExemod -Wconversion -l m</text:p>
            <text:p text:style-name="Our_20_code">REM Собственно компиляция - для 6.5 под x86</text:p>
            <text:p text:style-name="Our_20_code">i486-pc-nto-qnx6.5.0-gcc.exe -o calc\x86\o\calc calc\calcmain.c -fpack-struct=1 "-I%QNX_TARGET%\usr\include" -IDispExemod -Wconversion -l m</text:p>
            <text:p text:style-name="Text_20_body">Как видно из вышеприведённого сборочного скрипта <text:span text:style-name="T2">build.bat</text:span> для QNX6 запускается кросс-компилятор под выбранную <text:soft-page-break/>платформу из директории средств разработки, поставляемых вместе с QNX. При этом компиляция осуществляется в директорию <text:span text:style-name="T2">calc</text:span> шаблона расчётного модуля, а потом скомпилированный расчётный модуль копируется (и переименовывается) из неё обратно в директорию, куда были размещены файлы, сгенерированные генератором кода ПК SimInTech (см. конец <text:span text:style-name="T2">compile.bat</text:span>).</text:p>
            <text:p text:style-name="Text_20_body"><text:span text:style-name="T2">build.bat</text:span> для QNX4 – сборка производится нативным компилятором, непосредственно на приборе (или специально выделенном под эти цели сборочном приборе):</text:p>
            <text:p text:style-name="Our_20_code">REM Удалённая сборка не целевой (или промежуточной тестовой) системе для QNX4</text:p>
            <text:p text:style-name="Our_20_code">REM синтаксис build.bat &lt;сервер&gt; &lt;логин&gt; &lt;пароль&gt;</text:p>
            <text:p text:style-name="Our_20_code">pushd calc</text:p>
            <text:p text:style-name="Our_20_code">del/q buildcmds.txt</text:p>
            <text:p text:style-name="Our_20_code">del/q calc</text:p>
            <text:p text:style-name="Our_20_code">REM Копирование задания на сборочный сервер</text:p>
            <text:p text:style-name="Our_20_code">ECHO open %1 &gt; ftpcmd.txt</text:p>
            <text:p text:style-name="Our_20_code">ECHO %2&gt;&gt; ftpcmd.txt</text:p>
            <text:p text:style-name="Our_20_code">ECHO %3&gt;&gt; ftpcmd.txt</text:p>
            <text:p text:style-name="Our_20_code">ECHO binary&gt;&gt; ftpcmd.txt</text:p>
            <text:p text:style-name="Our_20_code">ECHO rmdir calcsrc&gt;&gt; ftpcmd.txt</text:p>
            <text:p text:style-name="Our_20_code">ECHO mkdir calcsrc&gt;&gt; ftpcmd.txt</text:p>
            <text:p text:style-name="Our_20_code">ECHO cd calcsrc&gt;&gt; ftpcmd.txt</text:p>
            <text:p text:style-name="Our_20_code">ECHO mput *.*&gt;&gt; ftpcmd.txt</text:p>
            <text:p text:style-name="Our_20_code">ECHO quit&gt;&gt; ftpcmd.txt</text:p>
            <text:p text:style-name="Our_20_code">ftp -s:ftpcmd.txt -i</text:p>
            <text:p text:style-name="Our_20_code">REM Собственно сборка (соединение через telnet) - при помощи утилиты</text:p>
            <text:p text:style-name="Our_20_code">ECHO %2&gt; buildcmds.txt</text:p>
            <text:p text:style-name="Our_20_code">ECHO %3&gt;&gt; buildcmds.txt</text:p>
            <text:p text:style-name="Our_20_code">ECHO cd calcsrc&gt;&gt; buildcmds.txt</text:p>
            <text:p text:style-name="Our_20_code">ECHO make&gt;&gt; buildcmds.txt</text:p>
            <text:p text:style-name="Our_20_code">..\..\..\telbuilder %1 buildcmds.txt</text:p>
            <text:p text:style-name="Our_20_code">REM Копирование скомпилированного со сборочного сервера домой</text:p>
            <text:p text:style-name="Our_20_code">ECHO open %1 &gt; ftpcmd.txt</text:p>
            <text:p text:style-name="Our_20_code">ECHO %2&gt;&gt; ftpcmd.txt</text:p>
            <text:p text:style-name="Our_20_code">ECHO %3&gt;&gt; ftpcmd.txt</text:p>
            <text:p text:style-name="Our_20_code">ECHO binary&gt;&gt; ftpcmd.txt</text:p>
            <text:p text:style-name="Our_20_code">ECHO cd calcsrc&gt;&gt; ftpcmd.txt</text:p>
            <text:p text:style-name="Our_20_code">ECHO get calc calc&gt;&gt; ftpcmd.txt</text:p>
            <text:p text:style-name="Our_20_code">ECHO quit&gt;&gt; ftpcmd.txt</text:p>
            <text:p text:style-name="Our_20_code">ftp -s:ftpcmd.txt -i</text:p>
            <text:p text:style-name="Our_20_code">del/q ftpcmd.txt</text:p>
            <text:p text:style-name="Our_20_code">popd</text:p>
            <text:p text:style-name="Text_20_body">Для QNX 4 файлы сгенерированные генератором кода сначала копируются в локальную директорию <text:span text:style-name="T2">calc</text:span> шаблона кода QNX 4, затем по ftp вся локальная директория <text:span text:style-name="T2">calc</text:span> копируется на сборочный сервер (прибор), там собирается нативным компилятором, а результаты компиляции (исполняемый файл и лог компиляции) копируются по ftp обратно. </text:p>
            <text:p text:style-name="Text_20_body">Также процесс сборки кода описан в Руководстве пользователя. </text:p>
            <text:p text:style-name="Text_20_body">Сгенерированные генератором кода файлы (*.inc и *.h) подключаются к основному файлу шаблона расчётного модуля <text:span text:style-name="T2">calcmain.c</text:span> при помощи операторов <text:span text:style-name="T2">#include</text:span>, ниже приведён код подключения к базовой части сгенерированной части (фрагмент <text:span text:style-name="T2">calcmain.c</text:span>):</text:p>
            <text:p text:style-name="Our_20_code">#include &lt;stdio.h&gt;</text:p>
            <text:p text:style-name="Our_20_code">#include &lt;string.h&gt;</text:p>
            <text:p text:style-name="Our_20_code">#include &lt;stdlib.h&gt;</text:p>
            <text:p text:style-name="Our_20_code">#include &lt;malloc.h&gt;</text:p>
            <text:p text:style-name="Our_20_code">#include &lt;signal.h&gt;</text:p>
            <text:p text:style-name="Our_20_code">#include &lt;string.h&gt;</text:p>
            <text:p text:style-name="Our_20_code"><text:soft-page-break/>#include &lt;fcntl.h&gt;</text:p>
            <text:p text:style-name="Our_20_code">#include &lt;sys/mman.h&gt;</text:p>
            <text:p text:style-name="Our_20_code">#include &lt;sys/kernel.h&gt;</text:p>
            <text:p text:style-name="Our_20_code">#include &lt;process.h&gt;</text:p>
            <text:p text:style-name="Our_20_code">#include &lt;math.h&gt;</text:p>
            <text:p text:style-name="Our_20_code">#pragma pack (1)</text:p>
            <text:p text:style-name="Our_20_code">#include "c_types.h"</text:p>
            <text:p text:style-name="P2">#include "prog.h"</text:p>
            <text:p text:style-name="Our_20_code">#define STR_LEN 80</text:p>
            <text:p text:style-name="Our_20_code">#define OK 0x01</text:p>
            <text:p text:style-name="Our_20_code">#include "main_struct.h"</text:p>
            <text:p text:style-name="Our_20_code">EXPORTED_FUNC INIT_FUNC( double step,</text:p>
            <text:p text:style-name="Our_20_code">                         double time,</text:p>
            <text:p text:style-name="Our_20_code">                         ptr_array* ext_vars_addr,</text:p>
            <text:p text:style-name="Our_20_code">                         double_array* din_vars,</text:p>
            <text:p text:style-name="Our_20_code">                         double_array* derivates,</text:p>
            <text:p text:style-name="Our_20_code">                         double_array* alg_vars,</text:p>
            <text:p text:style-name="Our_20_code">                         double_array* alg_funcs,</text:p>
            <text:p text:style-name="Our_20_code">                         t_state_vars* state_vars,</text:p>
            <text:p text:style-name="Our_20_code">                         t_consts* consts</text:p>
            <text:p text:style-name="Our_20_code">                        )</text:p>
            <text:p text:style-name="Our_20_code">{ int ret;</text:p>
            <text:p text:style-name="P2"><text:s/>#include "init.inc"</text:p>
            <text:p text:style-name="Our_20_code"><text:s/>return ret;</text:p>
            <text:p text:style-name="Our_20_code">};</text:p>
            <text:p text:style-name="Our_20_code">EXPORTED_FUNC RUN_FUNC(</text:p>
            <text:p text:style-name="Our_20_code">                         int action,</text:p>
            <text:p text:style-name="Our_20_code">                         double step,</text:p>
            <text:p text:style-name="Our_20_code">                         double time,</text:p>
            <text:p text:style-name="Our_20_code">                         ptr_array* ext_vars_addr,</text:p>
            <text:p text:style-name="Our_20_code">                         double_array* din_vars,</text:p>
            <text:p text:style-name="Our_20_code">                         double_array* derivates,</text:p>
            <text:p text:style-name="Our_20_code">                         double_array* alg_vars,</text:p>
            <text:p text:style-name="Our_20_code">                         double_array* alg_funcs,</text:p>
            <text:p text:style-name="Our_20_code">                         t_state_vars* state_vars,</text:p>
            <text:p text:style-name="Our_20_code">                         t_consts* consts,</text:p>
            <text:p text:style-name="Our_20_code">                         t_local* locals</text:p>
            <text:p text:style-name="Our_20_code">                         )</text:p>
            <text:p text:style-name="Our_20_code">{ int ret;</text:p>
            <text:p text:style-name="P2"><text:s/>#include "prog.inc"</text:p>
            <text:p text:style-name="Our_20_code"><text:s/>return ret;</text:p>
            <text:p text:style-name="Our_20_code">};</text:p>
            <text:p text:style-name="Our_20_code">EXPORTED_FUNC STATE_FUNC(</text:p>
            <text:p text:style-name="Our_20_code">                         int action,</text:p>
            <text:p text:style-name="Our_20_code">                         double step,</text:p>
            <text:p text:style-name="Our_20_code">                         double time,</text:p>
            <text:p text:style-name="Our_20_code">                         ptr_array* ext_vars_addr,</text:p>
            <text:p text:style-name="Our_20_code">                         double_array* din_vars,</text:p>
            <text:p text:style-name="Our_20_code">                         double_array* derivates,</text:p>
            <text:p text:style-name="Our_20_code">                         double_array* alg_vars,</text:p>
            <text:p text:style-name="Our_20_code">                         double_array* alg_funcs,</text:p>
            <text:p text:style-name="Our_20_code">                         t_state_vars* state_vars,</text:p>
            <text:p text:style-name="Our_20_code">                         t_consts* consts,</text:p>
            <text:p text:style-name="Our_20_code">                         t_local* locals</text:p>
            <text:p text:style-name="Our_20_code">                         )</text:p>
            <text:p text:style-name="Our_20_code"><text:soft-page-break/>{ int ret;</text:p>
            <text:p text:style-name="P2"><text:s/>#include "state.inc"</text:p>
            <text:p text:style-name="Our_20_code"><text:s/>return ret;</text:p>
            <text:p text:style-name="Our_20_code">};</text:p>
            <text:p text:style-name="Our_20_code">. . . . . . . . . . . . . . . . . . . . . . . . . . . . .</text:p>
            <text:p text:style-name="Text_20_body">Сам алгоритм генерации кода для отдельных блоков схемы находится в библиотеке <text:span text:style-name="T2">get_lib.dll</text:span>, исходные тексты которой находятся в папке <text:span text:style-name="T2">&lt;директория установки программы&gt;\source\MBTY\AVRORA_GEN\</text:span></text:p>
            <text:p text:style-name="Text_20_body">В общем виде процесс генерации кода выглядит следующим образом:</text:p>
            <text:p text:style-name="Text_20_body">- графическая оболочка загружает схему</text:p>
            <text:p text:style-name="Text_20_body">- математическое ядро mbtylib.dll анализирует правильность задания параметров и сортирует схему</text:p>
            <text:p text:style-name="Text_20_body">- математическое ядро подгружает для каждого из блоков модуль генерации кода из библиотеки генерации кода get_lib.dll. </text:p>
            <text:p text:style-name="Text_20_body">- математическое ядро вызывает процедуры генерации кода последовательно для всех блоков из библиотеки генерации кода get_lib.dll.</text:p>
            <text:p text:style-name="Text_20_body">Собственно алгоритмы формирования текста для каждого из блоков находятся в модуле <text:span text:style-name="T2">Blocks.pas</text:span> в директории <text:span text:style-name="T2">&lt;директория установки программы&gt;\source\MBTY\AVRORA_GEN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писание процесса сборки расчетного модуля для QNX 6 и QNX 4</dc:title>
    <dc:date>2012-01-22T05:15:48.73</dc:date>
    <meta:generator>OpenOffice_Beta/4.1.0$Win32 OpenOffice.org_project/410m14$Build-9760</meta:generator>
    <meta:editing-duration>PT4H58M43S</meta:editing-duration>
    <meta:editing-cycles>105</meta:editing-cycles>
    <dc:creator>Александр </dc:creator>
    <meta:document-statistic meta:table-count="1" meta:image-count="0" meta:object-count="0" meta:page-count="4" meta:paragraph-count="147" meta:word-count="946" meta:character-count="8130"/>
    <meta:user-defined meta:name="Поле 1"/>
    <meta:user-defined meta:name="Поле 2"/>
    <meta:user-defined meta:name="Поле 3"/>
    <meta:user-defined meta:name="Поле 4"/>
  </office:meta>
</office:document-meta>
</file>